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ublisher.validatePublisher( RegisterPublisher registerPublisher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Publisher.AbstractPublish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ublisher.destroyRegistration( @ WebParam ( name = "DestroyRegistration" , targetNamespace = "http://docs.oasis-open.org/wsn/br-2" , partName = "DestroyRegistrationRequest" ) DestroyRegistration destroyRegistration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ublisher.create( RegisterPublisher registerPublisher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ublisher.crea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ublisher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